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2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2pt solid #000000" fo:border-bottom="2pt solid #000000" fo:border-left="2pt solid #000000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2pt solid #000000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6" style:family="table-cell" style:parent-style-name="Default" style:data-style-name="N2"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7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8" style:family="table-cell" style:parent-style-name="Default" style:data-style-name="N12"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9" style:family="table-cell" style:parent-style-name="Default" style:data-style-name="N3"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0" style:family="table-cell" style:parent-style-name="Porcentaje" style:data-style-name="N14"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1" style:family="table-cell" style:parent-style-name="Default" style:data-style-name="N0">
      <style:table-cell-properties style:vertical-align="automatic" fo:background-color="#9BBB59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4.524375cm" style:use-optimal-column-width="true"/>
    </style:style>
    <style:style style:name="co3" style:family="table-column">
      <style:table-column-properties fo:break-before="auto" style:column-width="2.460625cm" style:use-optimal-column-width="true"/>
    </style:style>
    <style:style style:name="co4" style:family="table-column">
      <style:table-column-properties fo:break-before="auto" style:column-width="2.83104166666667cm" style:use-optimal-column-width="true"/>
    </style:style>
    <style:style style:name="co5" style:family="table-column">
      <style:table-column-properties fo:break-before="auto" style:column-width="3.83645833333333cm" style:use-optimal-column-width="true"/>
    </style:style>
    <style:style style:name="co6" style:family="table-column">
      <style:table-column-properties fo:break-before="auto" style:column-width="2.936875cm" style:use-optimal-column-width="true"/>
    </style:style>
    <style:style style:name="co7" style:family="table-column">
      <style:table-column-properties fo:break-before="auto" style:column-width="2.72520833333333cm" style:use-optimal-column-width="true"/>
    </style:style>
    <style:style style:name="co8" style:family="table-column">
      <style:table-column-properties fo:break-before="auto" style:column-width="3.67770833333333cm" style:use-optimal-column-width="true"/>
    </style:style>
    <style:style style:name="co9" style:family="table-column">
      <style:table-column-properties fo:break-before="auto" style:column-width="2.35479166666667cm" style:use-optimal-column-width="true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FÁBRICAS</text:p>
          </table:table-cell>
          <table:table-cell office:value-type="string" table:style-name="ce2">
            <text:p>Nº Trabajad.</text:p>
          </table:table-cell>
          <table:table-cell office:value-type="string" table:style-name="ce2">
            <text:p>Ud. Prod. Min.</text:p>
          </table:table-cell>
          <table:table-cell office:value-type="string" table:style-name="ce2">
            <text:p>Ud. Prod. Max.</text:p>
          </table:table-cell>
          <table:table-cell office:value-type="string" table:style-name="ce2">
            <text:p>Ud.Producidas</text:p>
          </table:table-cell>
          <table:table-cell office:value-type="string" table:style-name="ce2">
            <text:p>Coste fijo Ud.</text:p>
          </table:table-cell>
          <table:table-cell office:value-type="string" table:style-name="ce2">
            <text:p>Coste Variable Ud.</text:p>
          </table:table-cell>
          <table:table-cell office:value-type="string" table:style-name="ce2">
            <text:p>Coste Total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A Coruña</text:p>
          </table:table-cell>
          <table:table-cell office:value-type="float" office:value="35" table:style-name="ce1">
            <text:p>35</text:p>
          </table:table-cell>
          <table:table-cell office:value-type="float" office:value="1750" table:formula="msoxl:=C3*$G$15" table:style-name="ce1">
            <text:p>1750</text:p>
          </table:table-cell>
          <table:table-cell office:value-type="float" office:value="5250" table:formula="msoxl:=C3*$G$16" table:style-name="ce1">
            <text:p>5250</text:p>
          </table:table-cell>
          <table:table-cell office:value-type="float" office:value="5250" table:style-name="ce1">
            <text:p>5250</text:p>
          </table:table-cell>
          <table:table-cell office:value-type="float" office:value="0.85" table:style-name="ce6">
            <text:p>0,85</text:p>
          </table:table-cell>
          <table:table-cell office:value-type="float" office:value="0.86" table:style-name="ce6">
            <text:p>0,86</text:p>
          </table:table-cell>
          <table:table-cell office:value-type="float" office:value="8977.5" table:formula="msoxl:=F3*(G3+H3)" table:style-name="ce1">
            <text:p>8977,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Ferrol</text:p>
          </table:table-cell>
          <table:table-cell office:value-type="float" office:value="30" table:style-name="ce1">
            <text:p>30</text:p>
          </table:table-cell>
          <table:table-cell office:value-type="float" office:value="1500" table:formula="msoxl:=C4*$G$15" table:style-name="ce1">
            <text:p>1500</text:p>
          </table:table-cell>
          <table:table-cell office:value-type="float" office:value="4500" table:formula="msoxl:=C4*$G$16" table:style-name="ce1">
            <text:p>4500</text:p>
          </table:table-cell>
          <table:table-cell office:value-type="float" office:value="1500" table:style-name="ce1">
            <text:p>1500</text:p>
          </table:table-cell>
          <table:table-cell office:value-type="float" office:value="1.05" table:style-name="ce6">
            <text:p>1,05</text:p>
          </table:table-cell>
          <table:table-cell office:value-type="float" office:value="1.17" table:style-name="ce6">
            <text:p>1,17</text:p>
          </table:table-cell>
          <table:table-cell office:value-type="float" office:value="3329.9999999999995" table:formula="msoxl:=F4*(G4+H4)" table:style-name="ce1">
            <text:p>333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antiago</text:p>
          </table:table-cell>
          <table:table-cell office:value-type="float" office:value="25" table:style-name="ce1">
            <text:p>25</text:p>
          </table:table-cell>
          <table:table-cell office:value-type="float" office:value="1250" table:formula="msoxl:=C5*$G$15" table:style-name="ce1">
            <text:p>1250</text:p>
          </table:table-cell>
          <table:table-cell office:value-type="float" office:value="3750" table:formula="msoxl:=C5*$G$16" table:style-name="ce1">
            <text:p>3750</text:p>
          </table:table-cell>
          <table:table-cell office:value-type="float" office:value="3750" table:style-name="ce1">
            <text:p>3750</text:p>
          </table:table-cell>
          <table:table-cell office:value-type="float" office:value="0.84" table:style-name="ce6">
            <text:p>0,84</text:p>
          </table:table-cell>
          <table:table-cell office:value-type="float" office:value="1.2" table:style-name="ce6">
            <text:p>1,20</text:p>
          </table:table-cell>
          <table:table-cell office:value-type="float" office:value="7650" table:formula="msoxl:=F5*(G5+H5)" table:style-name="ce1">
            <text:p>765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Ourense</text:p>
          </table:table-cell>
          <table:table-cell office:value-type="float" office:value="15" table:style-name="ce1">
            <text:p>15</text:p>
          </table:table-cell>
          <table:table-cell office:value-type="float" office:value="750" table:formula="msoxl:=C6*$G$15" table:style-name="ce1">
            <text:p>750</text:p>
          </table:table-cell>
          <table:table-cell office:value-type="float" office:value="2250" table:formula="msoxl:=C6*$G$16" table:style-name="ce1">
            <text:p>2250</text:p>
          </table:table-cell>
          <table:table-cell office:value-type="float" office:value="750" table:style-name="ce1">
            <text:p>750</text:p>
          </table:table-cell>
          <table:table-cell office:value-type="float" office:value="1" table:style-name="ce6">
            <text:p>1,00</text:p>
          </table:table-cell>
          <table:table-cell office:value-type="float" office:value="1.66" table:style-name="ce6">
            <text:p>1,66</text:p>
          </table:table-cell>
          <table:table-cell office:value-type="float" office:value="1995" table:formula="msoxl:=F6*(G6+H6)" table:style-name="ce1">
            <text:p>199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Pontevedra</text:p>
          </table:table-cell>
          <table:table-cell office:value-type="float" office:value="15" table:style-name="ce1">
            <text:p>15</text:p>
          </table:table-cell>
          <table:table-cell office:value-type="float" office:value="750" table:formula="msoxl:=C7*$G$15" table:style-name="ce1">
            <text:p>750</text:p>
          </table:table-cell>
          <table:table-cell office:value-type="float" office:value="2250" table:formula="msoxl:=C7*$G$16" table:style-name="ce1">
            <text:p>2250</text:p>
          </table:table-cell>
          <table:table-cell office:value-type="float" office:value="1750" table:style-name="ce1">
            <text:p>1750</text:p>
          </table:table-cell>
          <table:table-cell office:value-type="float" office:value="0.97" table:style-name="ce6">
            <text:p>0,97</text:p>
          </table:table-cell>
          <table:table-cell office:value-type="float" office:value="1.19" table:style-name="ce6">
            <text:p>1,19</text:p>
          </table:table-cell>
          <table:table-cell office:value-type="float" office:value="3780.0000000000005" table:formula="msoxl:=F7*(G7+H7)" table:style-name="ce1">
            <text:p>378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Vigo</text:p>
          </table:table-cell>
          <table:table-cell office:value-type="float" office:value="25" table:style-name="ce1">
            <text:p>25</text:p>
          </table:table-cell>
          <table:table-cell office:value-type="float" office:value="1250" table:formula="msoxl:=C8*$G$15" table:style-name="ce1">
            <text:p>1250</text:p>
          </table:table-cell>
          <table:table-cell office:value-type="float" office:value="3750" table:formula="msoxl:=C8*$G$16" table:style-name="ce1">
            <text:p>3750</text:p>
          </table:table-cell>
          <table:table-cell office:value-type="float" office:value="3750" table:style-name="ce1">
            <text:p>3750</text:p>
          </table:table-cell>
          <table:table-cell office:value-type="float" office:value="1" table:style-name="ce6">
            <text:p>1,00</text:p>
          </table:table-cell>
          <table:table-cell office:value-type="float" office:value="0.83" table:style-name="ce6">
            <text:p>0,83</text:p>
          </table:table-cell>
          <table:table-cell office:value-type="float" office:value="6862.5" table:formula="msoxl:=F8*(G8+H8)" table:style-name="ce1">
            <text:p>6862,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Lugo</text:p>
          </table:table-cell>
          <table:table-cell office:value-type="float" office:value="25" table:style-name="ce1">
            <text:p>25</text:p>
          </table:table-cell>
          <table:table-cell office:value-type="float" office:value="1250" table:formula="msoxl:=C9*$G$15" table:style-name="ce1">
            <text:p>1250</text:p>
          </table:table-cell>
          <table:table-cell office:value-type="float" office:value="3750" table:formula="msoxl:=C9*$G$16" table:style-name="ce1">
            <text:p>3750</text:p>
          </table:table-cell>
          <table:table-cell office:value-type="float" office:value="3750" table:style-name="ce1">
            <text:p>3750</text:p>
          </table:table-cell>
          <table:table-cell office:value-type="float" office:value="0.9" table:style-name="ce6">
            <text:p>0,90</text:p>
          </table:table-cell>
          <table:table-cell office:value-type="float" office:value="0.43" table:style-name="ce6">
            <text:p>0,43</text:p>
          </table:table-cell>
          <table:table-cell office:value-type="float" office:value="4987.5" table:formula="msoxl:=F9*(G9+H9)" table:style-name="ce1">
            <text:p>4987,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Monforte</text:p>
          </table:table-cell>
          <table:table-cell office:value-type="float" office:value="25" table:style-name="ce1">
            <text:p>25</text:p>
          </table:table-cell>
          <table:table-cell office:value-type="float" office:value="1250" table:formula="msoxl:=C10*$G$15" table:style-name="ce1">
            <text:p>1250</text:p>
          </table:table-cell>
          <table:table-cell office:value-type="float" office:value="3750" table:formula="msoxl:=C10*$G$16" table:style-name="ce1">
            <text:p>3750</text:p>
          </table:table-cell>
          <table:table-cell office:value-type="float" office:value="3750" table:style-name="ce1">
            <text:p>3750</text:p>
          </table:table-cell>
          <table:table-cell office:value-type="float" office:value="0.98" table:style-name="ce6">
            <text:p>0,98</text:p>
          </table:table-cell>
          <table:table-cell office:value-type="float" office:value="1" table:style-name="ce6">
            <text:p>1,00</text:p>
          </table:table-cell>
          <table:table-cell office:value-type="float" office:value="7425" table:formula="msoxl:=F10*(G10+H10)" table:style-name="ce1">
            <text:p>7425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1">
            <text:p>León</text:p>
          </table:table-cell>
          <table:table-cell office:value-type="float" office:value="15" table:style-name="ce1">
            <text:p>15</text:p>
          </table:table-cell>
          <table:table-cell office:value-type="float" office:value="750" table:formula="msoxl:=C11*$G$15" table:style-name="ce1">
            <text:p>750</text:p>
          </table:table-cell>
          <table:table-cell office:value-type="float" office:value="2250" table:formula="msoxl:=C11*$G$16" table:style-name="ce1">
            <text:p>2250</text:p>
          </table:table-cell>
          <table:table-cell office:value-type="float" office:value="750" table:style-name="ce1">
            <text:p>750</text:p>
          </table:table-cell>
          <table:table-cell office:value-type="float" office:value="0.95" table:style-name="ce6">
            <text:p>0,95</text:p>
          </table:table-cell>
          <table:table-cell office:value-type="float" office:value="1.44" table:style-name="ce6">
            <text:p>1,44</text:p>
          </table:table-cell>
          <table:table-cell office:value-type="float" office:value="1792.4999999999998" table:formula="msoxl:=F11*(G11+H11)" table:style-name="ce1">
            <text:p>1792,5</text:p>
          </table:table-cell>
          <table:table-cell table:number-columns-repeated="16375"/>
        </table:table-row>
        <table:table-row table:style-name="ro2">
          <table:table-cell/>
          <table:table-cell table:style-name="ce1"/>
          <table:table-cell office:value-type="string" table:style-name="ce2">
            <text:p>TOTALES</text:p>
          </table:table-cell>
          <table:table-cell office:value-type="float" office:value="10500" table:formula="msoxl:=SUM(D3:D11)" table:style-name="ce3">
            <text:p>10500</text:p>
          </table:table-cell>
          <table:table-cell office:value-type="float" office:value="31500" table:formula="msoxl:=SUM(E3:E11)" table:style-name="ce4">
            <text:p>31500</text:p>
          </table:table-cell>
          <table:table-cell office:value-type="float" office:value="25000" table:formula="msoxl:=SUM(F3:F11)" table:style-name="ce4">
            <text:p>25000</text:p>
          </table:table-cell>
          <table:table-cell office:value-type="float" office:value="23147.5" table:formula="msoxl:=SUMPRODUCT(F3:F11,G3:G11)" table:style-name="ce4">
            <text:p>23147,5</text:p>
          </table:table-cell>
          <table:table-cell office:value-type="float" office:value="23652.5" table:formula="msoxl:=SUMPRODUCT(F3:F11,H3:H11)" table:style-name="ce4">
            <text:p>23652,5</text:p>
          </table:table-cell>
          <table:table-cell office:value-type="float" office:value="46800" table:formula="msoxl:=SUM(I3:I11)" table:style-name="ce5">
            <text:p>46800</text:p>
          </table:table-cell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1"/>
          <table:table-cell office:value-type="string" table:style-name="ce7">
            <text:p>Min. Ud/Trab.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number-columns-spanned="2" table:number-rows-spanned="1" table:style-name="ce11">
            <text:p>DATOS</text:p>
          </table:table-cell>
          <table:covered-table-cell/>
          <table:table-cell table:number-columns-repeated="2" table:style-name="ce1"/>
          <table:table-cell office:value-type="string" table:style-name="ce7">
            <text:p>Max. Ud/Trab.</text:p>
          </table:table-cell>
          <table:table-cell office:value-type="float" office:value="150" table:style-name="ce1">
            <text:p>15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7">
            <text:p>Costes fijos</text:p>
          </table:table-cell>
          <table:table-cell office:value-type="currency" office:value="23147.5" table:formula="msoxl:=G12" table:style-name="ce8">
            <text:p>23.147,50 €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7">
            <text:p>Coste fijo unitario</text:p>
          </table:table-cell>
          <table:table-cell office:value-type="currency" office:value="0.94888888888888878" table:formula="msoxl:=AVERAGE(G3:G11)" table:style-name="ce8">
            <text:p>0,95 €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7">
            <text:p>Coste variable unitario</text:p>
          </table:table-cell>
          <table:table-cell office:value-type="currency" office:value="1.0866666666666667" table:formula="msoxl:=AVERAGE(H3:H11)" table:style-name="ce8">
            <text:p>1,09 €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7">
            <text:p>Unidades producidas</text:p>
          </table:table-cell>
          <table:table-cell office:value-type="float" office:value="25000" table:formula="msoxl:=F12" table:style-name="ce1">
            <text:p>25000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7">
            <text:p>Precio venta</text:p>
          </table:table-cell>
          <table:table-cell office:value-type="currency" office:value="2.5" table:style-name="ce8">
            <text:p>2,50 €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number-columns-spanned="3" table:number-rows-spanned="1" table:style-name="ce11">
            <text:p>RESULTADOS</text:p>
          </table:table-cell>
          <table:covered-table-cell table:number-columns-repeated="2"/>
          <table:table-cell table:number-columns-repeated="16377"/>
        </table:table-row>
        <table:table-row table:style-name="ro1">
          <table:table-cell/>
          <table:table-cell office:value-type="string" table:number-columns-spanned="2" table:number-rows-spanned="1" table:style-name="ce11">
            <text:p>COSTES</text:p>
          </table:table-cell>
          <table:covered-table-cell/>
          <table:table-cell table:style-name="ce1"/>
          <table:table-cell office:value-type="string" table:style-name="ce7">
            <text:p>Unidades vendidas</text:p>
          </table:table-cell>
          <table:table-cell office:value-type="float" office:value="25000" table:formula="msoxl:=C20" table:style-name="ce9">
            <text:p>25.0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7">
            <text:p>Fijos</text:p>
          </table:table-cell>
          <table:table-cell office:value-type="currency" office:value="23147.5" table:formula="msoxl:=G12" table:style-name="ce8">
            <text:p>23.147,50 €</text:p>
          </table:table-cell>
          <table:table-cell table:style-name="ce1"/>
          <table:table-cell office:value-type="string" table:style-name="ce7">
            <text:p>Total ventas</text:p>
          </table:table-cell>
          <table:table-cell office:value-type="currency" office:value="62500" table:formula="msoxl:=C20*C21" table:style-name="ce8">
            <text:p>62.500,00 €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7">
            <text:p>Variables</text:p>
          </table:table-cell>
          <table:table-cell office:value-type="currency" office:value="23652.5" table:formula="msoxl:=H12" table:style-name="ce8">
            <text:p>23.652,50 €</text:p>
          </table:table-cell>
          <table:table-cell table:style-name="ce1"/>
          <table:table-cell office:value-type="string" table:style-name="ce7">
            <text:p>Costes</text:p>
          </table:table-cell>
          <table:table-cell office:value-type="currency" office:value="-46800" table:formula="msoxl:=-C26" table:style-name="ce8">
            <text:p>-46.800,00 €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7">
            <text:p>Totales</text:p>
          </table:table-cell>
          <table:table-cell office:value-type="currency" office:value="46800" table:formula="msoxl:=I12" table:style-name="ce8">
            <text:p>46.800,00 €</text:p>
          </table:table-cell>
          <table:table-cell table:style-name="ce1"/>
          <table:table-cell office:value-type="string" table:style-name="ce7">
            <text:p>Beneficio / Pérdida</text:p>
          </table:table-cell>
          <table:table-cell office:value-type="currency" office:value="15700" table:formula="msoxl:=SUM(F24:F25)" table:style-name="ce8">
            <text:p>15.700,00 €</text:p>
          </table:table-cell>
          <table:table-cell office:value-type="percentage" office:value="0.25119999999999998" table:formula="msoxl:=F26/F24" table:style-name="ce10">
            <text:p>25,12%</text:p>
          </table:table-cell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currency-style style:name="N12P0">
      <number:number number:decimal-places="2" number:min-integer-digits="1" number:grouping="true"/>
      <number:text> </number:text>
      <number:currency-symbol>€</number:currency-symbol>
    </number:currency-style>
    <number:currency-style style:name="N12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2P0"/>
    </number:currency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4P0">
      <number:text> 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1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2">
      <number:text> -</number:text>
      <number:number number:decimal-places="0" number:min-integer-digits="2">
        <number:embedded-text number:position="0"> </number:embedded-text>
      </number:number>
      <number:currency-symbol>€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style:style style:name="Euro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orcentaje" style:family="table-cell" style:data-style-name="N13"/>
  </office:styles>
  <office:automatic-styles>
    <style:page-layout style:name="pm1">
      <style:page-layout-properties fo:margin-top="0in" fo:margin-bottom="0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uan Pablo Cepeda</meta:initial-creator>
    <dc:creator>Juan Pablo Cepeda</dc:creator>
    <meta:creation-date>2004-03-21T18:49:20Z</meta:creation-date>
    <dc:date>2017-02-28T18:19:34Z</dc:date>
    <meta:print-date>2004-03-21T19:58:11Z</meta:print-date>
  </office:meta>
</office:document-meta>
</file>